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wrap-option="no-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Which Functions Should use RST Codes?</text:p>
          </table:table-cell>
          <table:table-cell table:style-name="ce1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calcext:value-type="string">
            <text:p>Examining call frequencies should provide the best answer. RST 0x08 to RST 0x38 are available (seven in all).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Use grep -ic "skpspc" *.z80 (for example) to find calls.</text:p>
          </table:table-cell>
          <table:table-cell table:style-name="ce2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date" office:date-value="2020-12-04" calcext:value-type="date">
            <text:p>04/12/20</text:p>
          </table:table-cell>
          <table:table-cell table:style-name="ce2" office:value-type="string" calcext:value-type="string">
            <text:p>Date started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4" office:value-type="string" calcext:value-type="string">
            <text:p>Sorted Calls</text:p>
          </table:table-cell>
          <table:table-cell table:style-name="ce4"/>
          <table:table-cell table:style-name="ce4" office:value-type="string" calcext:value-type="string">
            <text:p>Monitor Functions</text:p>
          </table:table-cell>
          <table:table-cell table:style-name="ce4" office:value-type="string" calcext:value-type="string">
            <text:p>Frequency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cacrs</text:p>
          </table:table-cell>
          <table:table-cell/>
          <table:table-cell office:value-type="string" calcext:value-type="string">
            <text:p>conwms</text:p>
          </table:table-cell>
          <table:table-cell table:formula="of:=COUNTIF ([.A$9:.A$655];[.C9]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init</text:p>
          </table:table-cell>
          <table:table-cell/>
          <table:table-cell office:value-type="string" calcext:value-type="string">
            <text:p>skpspc</text:p>
          </table:table-cell>
          <table:table-cell table:formula="of:=COUNTIF ([.A$9:.A$655];[.C10])" office:value-type="float" office:value="47" calcext:value-type="float">
            <text:p>47</text:p>
          </table:table-cell>
          <table:table-cell office:value-type="string" calcext:value-type="string">
            <text:p>Now about 30 due to changes in the monitor command co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nt</text:p>
          </table:table-cell>
          <table:table-cell/>
          <table:table-cell office:value-type="string" calcext:value-type="string">
            <text:p>panic</text:p>
          </table:table-cell>
          <table:table-cell table:formula="of:=COUNTIF ([.A$9:.A$655];[.C11]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</text:p>
          </table:table-cell>
          <table:table-cell/>
          <table:table-cell office:value-type="string" calcext:value-type="string">
            <text:p>conwch</text:p>
          </table:table-cell>
          <table:table-cell table:formula="of:=COUNTIF ([.A$9:.A$655];[.C12]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</text:p>
          </table:table-cell>
          <table:table-cell/>
          <table:table-cell office:value-type="string" calcext:value-type="string">
            <text:p>cwnwln</text:p>
          </table:table-cell>
          <table:table-cell table:formula="of:=COUNTIF ([.A$9:.A$655];[.C13]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t</text:p>
          </table:table-cell>
          <table:table-cell/>
          <table:table-cell office:value-type="string" calcext:value-type="string">
            <text:p>cwpspc</text:p>
          </table:table-cell>
          <table:table-cell table:formula="of:=COUNTIF ([.A$9:.A$655];[.C14]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_dst</text:p>
          </table:table-cell>
          <table:table-cell/>
          <table:table-cell office:value-type="string" calcext:value-type="string">
            <text:p>cwphby</text:p>
          </table:table-cell>
          <table:table-cell table:formula="of:=COUNTIF ([.A$9:.A$655];[.C15]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_cmd_buff</text:p>
          </table:table-cell>
          <table:table-cell/>
          <table:table-cell office:value-type="string" calcext:value-type="string">
            <text:p>rdhxwd</text:p>
          </table:table-cell>
          <table:table-cell table:formula="of:=COUNTIF ([.A$9:.A$655];[.C16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_cmd_buff</text:p>
          </table:table-cell>
          <table:table-cell/>
          <table:table-cell office:value-type="string" calcext:value-type="string">
            <text:p>cwphwd</text:p>
          </table:table-cell>
          <table:table-cell table:formula="of:=COUNTIF ([.A$9:.A$655];[.C17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_cmd_buff</text:p>
          </table:table-cell>
          <table:table-cell/>
          <table:table-cell office:value-type="string" calcext:value-type="string">
            <text:p>rdduwd</text:p>
          </table:table-cell>
          <table:table-cell table:formula="of:=COUNTIF ([.A$9:.A$655];[.C18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_cmd_buff</text:p>
          </table:table-cell>
          <table:table-cell/>
          <table:table-cell office:value-type="string" calcext:value-type="string">
            <text:p>cwpdby</text:p>
          </table:table-cell>
          <table:table-cell table:formula="of:=COUNTIF ([.A$9:.A$655];[.C1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wpdwd</text:p>
          </table:table-cell>
          <table:table-cell table:formula="of:=COUNTIF ([.A$9:.A$655];[.C20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onwmn</text:p>
          </table:table-cell>
          <table:table-cell table:formula="of:=COUNTIF ([.A$9:.A$655];[.C21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onrch</text:p>
          </table:table-cell>
          <table:table-cell table:formula="of:=COUNTIF ([.A$9:.A$655];[.C22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madlbu</text:p>
          </table:table-cell>
          <table:table-cell table:formula="of:=COUNTIF ([.A$9:.A$655];[.C2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wvich</text:p>
          </table:table-cell>
          <table:table-cell table:formula="of:=COUNTIF ([.A$9:.A$655];[.C2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mtwdli</text:p>
          </table:table-cell>
          <table:table-cell table:formula="of:=COUNTIF ([.A$9:.A$655];[.C2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wphnb</text:p>
          </table:table-cell>
          <table:table-cell table:formula="of:=COUNTIF ([.A$9:.A$655];[.C2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mamlbu</text:p>
          </table:table-cell>
          <table:table-cell table:formula="of:=COUNTIF ([.A$9:.A$655];[.C2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tiitos</text:p>
          </table:table-cell>
          <table:table-cell table:formula="of:=COUNTIF ([.A$9:.A$655];[.C2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cwpdlo</text:p>
          </table:table-cell>
          <table:table-cell table:formula="of:=COUNTIF ([.A$9:.A$655];[.C29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rddulo</text:p>
          </table:table-cell>
          <table:table-cell table:formula="of:=COUNTIF ([.A$9:.A$655];[.C30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_init_basic</text:p>
          </table:table-cell>
          <table:table-cell/>
          <table:table-cell office:value-type="string" calcext:value-type="string">
            <text:p>crc16x</text:p>
          </table:table-cell>
          <table:table-cell table:formula="of:=COUNTIF ([.A$9:.A$655];[.C3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_init_basic</text:p>
          </table:table-cell>
          <table:table-cell/>
          <table:table-cell office:value-type="string" calcext:value-type="string">
            <text:p>itena</text:p>
          </table:table-cell>
          <table:table-cell table:formula="of:=COUNTIF ([.A$9:.A$655];[.C3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rch</text:p>
          </table:table-cell>
          <table:table-cell/>
          <table:table-cell office:value-type="string" calcext:value-type="string">
            <text:p>itdis</text:p>
          </table:table-cell>
          <table:table-cell table:formula="of:=COUNTIF ([.A$9:.A$655];[.C3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rch</text:p>
          </table:table-cell>
          <table:table-cell/>
          <table:table-cell office:value-type="string" calcext:value-type="string">
            <text:p>tird</text:p>
          </table:table-cell>
          <table:table-cell table:formula="of:=COUNTIF ([.A$9:.A$655];[.C3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rch</text:p>
          </table:table-cell>
          <table:table-cell/>
          <table:table-cell office:value-type="string" calcext:value-type="string">
            <text:p>cwptm</text:p>
          </table:table-cell>
          <table:table-cell table:formula="of:=COUNTIF ([.A$9:.A$655];[.C3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rch</text:p>
          </table:table-cell>
          <table:table-cell/>
          <table:table-cell office:value-type="string" calcext:value-type="string">
            <text:p>i2cwr</text:p>
          </table:table-cell>
          <table:table-cell table:formula="of:=COUNTIF ([.A$9:.A$655];[.C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i2crd</text:p>
          </table:table-cell>
          <table:table-cell table:formula="of:=COUNTIF ([.A$9:.A$655];[.C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mamwwu</text:p>
          </table:table-cell>
          <table:table-cell table:formula="of:=COUNTIF ([.A$9:.A$655];[.C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tiwr</text:p>
          </table:table-cell>
          <table:table-cell table:formula="of:=COUNTIF ([.A$9:.A$655];[.C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tistoi</text:p>
          </table:table-cell>
          <table:table-cell table:formula="of:=COUNTIF ([.A$9:.A$655];[.C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cacrs</text:p>
          </table:table-cell>
          <table:table-cell table:formula="of:=COUNTIF ([.A$9:.A$655];[.C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mon_entry</text:p>
          </table:table-cell>
          <table:table-cell table:formula="of:=COUNTIF ([.A$9:.A$655];[.C4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consta</text:p>
          </table:table-cell>
          <table:table-cell table:formula="of:=COUNTIF ([.A$9:.A$655];[.C4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toupca</text:p>
          </table:table-cell>
          <table:table-cell table:formula="of:=COUNTIF ([.A$9:.A$655];[.C4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madwbu</text:p>
          </table:table-cell>
          <table:table-cell table:formula="of:=COUNTIF ([.A$9:.A$655];[.C4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madbbu</text:p>
          </table:table-cell>
          <table:table-cell table:formula="of:=COUNTIF ([.A$9:.A$655];[.C4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/>
          <table:table-cell office:value-type="string" calcext:value-type="string">
            <text:p>cacws</text:p>
          </table:table-cell>
          <table:table-cell table:formula="of:=COUNTIF ([.A$9:.A$655];[.C4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w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m_to_mm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s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c16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c16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nw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d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n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n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n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h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p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v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v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wv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comma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f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pv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pv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pv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v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xin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xin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_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outmsg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_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r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_r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reg_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_reg_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_s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check_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check_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check_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check_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del_c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del_c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do_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_do_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x_pre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x_pre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_val_p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r_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_wtbu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c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d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d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i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st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sv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sv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sv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sv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p_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p_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p_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p_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lb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ww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i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per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per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p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p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p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r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r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t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map_page0_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_test_p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_test_p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_test_p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_test_p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wd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wd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wd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_to_add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l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w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w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w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w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w_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du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hx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mmc_s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mmc_s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_r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addr_a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addr_a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ps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i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st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riv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r1_re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_strt_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e_block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t.C9:t.D4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4:44:42.003376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4T16:10:07.221474274</dc:date>
    <meta:editing-duration>PT1H17M50S</meta:editing-duration>
    <meta:editing-cycles>9</meta:editing-cycles>
    <meta:generator>LibreOffice/7.0.2.2$Linux_X86_64 LibreOffice_project/00$Build-2</meta:generator>
    <meta:document-statistic meta:table-count="1" meta:cell-count="734" meta:object-count="0"/>
  </office:meta>
</office:document-meta>
</file>